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793" officeooo:paragraph-rsid="000c1793"/>
    </style:style>
    <style:style style:name="P2" style:family="paragraph" style:parent-style-name="Standard">
      <style:text-properties officeooo:rsid="000c8417" officeooo:paragraph-rsid="000c8417"/>
    </style:style>
    <style:style style:name="T1" style:family="text">
      <style:text-properties officeooo:rsid="000c84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-Case: <text:span text:style-name="T1">PlaySingleSong</text:span>.</text:p>
      <text:p text:style-name="P1"/>
      <text:p text:style-name="P1">1) Das Use-Case startet sobald der Sayonara Player geöffnet wird.</text:p>
      <text:p text:style-name="P1">2) Der User wählt im Menu Unter „File“, die Option „Open File“.</text:p>
      <text:p text:style-name="P1">3) Das System öffnet den File Explorer des Betriebsystems.</text:p>
      <text:p text:style-name="P1">4) Der User wählt eine Datei aus.</text:p>
      <text:p text:style-name="P1">5) Das System <text:span text:style-name="T1">validiert </text:span>die Datei als eine unterstütze Musik-Datei spielt sie ab.</text:p>
      <text:p text:style-name="P1">6) Das System spielt die Datei ohne Unterbrechung zu Ende.</text:p>
      <text:p text:style-name="P1">7) Use-Case endet erfolgreich.</text:p>
      <text:p text:style-name="P1"/>
      <text:p text:style-name="P1"/>
      <text:p text:style-name="P1">3a) Das System ist nicht in der Lage den File Explorer zu öffnen.</text:p>
      <text:p text:style-name="P1">3a.1) Das System informiert den User.</text:p>
      <text:p text:style-name="P1">3a.2) Weiter mit Punkt 2.</text:p>
      <text:p text:style-name="P1"/>
      <text:p text:style-name="P2">4a) Der User wählt mehrere Dateien aus.</text:p>
      <text:p text:style-name="P2">4a.1) Weiter mit Use-Case PlaylistAbspielen.</text:p>
      <text:p text:style-name="P2"/>
      <text:p text:style-name="P2">5a) Das Dateiformat wird nicht unterstützt.</text:p>
      <text:p text:style-name="P2">5a.1) Der User wird informiert.</text:p>
      <text:p text:style-name="P2">5a.2) Weiter mit Punkt 2.</text:p>
      <text:p text:style-name="P2"/>
      <text:p text:style-name="P2">6a) 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08:03:50.889529954</meta:creation-date>
    <dc:date>2017-11-15T09:53:53.258245065</dc:date>
    <meta:editing-duration>PT1H26M22S</meta:editing-duration>
    <meta:editing-cycles>1</meta:editing-cycles>
    <meta:document-statistic meta:table-count="0" meta:image-count="0" meta:object-count="0" meta:page-count="1" meta:paragraph-count="17" meta:word-count="121" meta:character-count="729" meta:non-whitespace-character-count="625"/>
    <meta:generator>LibreOffice/5.1.6.2$Linux_X86_64 LibreOffice_project/10m0$Build-2</meta:generator>
  </office:meta>
</office:document-meta>
</file>